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" svg:font-family="'Courier New'" style:font-adornments="Standard" style:font-family-generic="modern" style:font-pitch="fixed"/>
    <style:font-face style:name="Segoe UI" svg:font-family="'Segoe UI'" style:font-family-generic="roman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al Spacejock book one - Sample yWriter Project</text:p>
      <text:p text:style-name="Subtitle">Simon Haynes</text:p>
      <text:h text:style-name="Heading_20_2" text:outline-level="2">Scenes with Character Hal:</text:h>
      <text:p text:style-name="yWriter_20_mark_20_notes">1 (Ch 1) Information about the sample project (Notes) </text:p>
      <text:p text:style-name="yWriter_20_mark"><text:a xlink:type="simple" xlink:href="../yw7%20Sample%20Project_manuscript.odt#ScID:1%7Cregion">2</text:a> (Ch 2) Meet Hal, threatened by Vurdi </text:p>
      <text:p text:style-name="yWriter_20_mark"><text:a xlink:type="simple" xlink:href="../yw7%20Sample%20Project_manuscript.odt#ScID:3%7Cregion">4</text:a> (Ch 3) Hal takes a call from Jerling </text:p>
      <text:p text:style-name="yWriter_20_mark"><text:a xlink:type="simple" xlink:href="../yw7%20Sample%20Project_manuscript.odt#ScID:4%7Cregion">5</text:a> (Ch 4) Clunk arrives </text:p>
      <text:p text:style-name="yWriter_20_mark"><text:a xlink:type="simple" xlink:href="../yw7%20Sample%20Project_manuscript.odt#ScID:5%7Cregion">6</text:a> (Ch 5) Hal going to port control </text:p>
      <text:p text:style-name="yWriter_20_mark"><text:a xlink:type="simple" xlink:href="../yw7%20Sample%20Project_manuscript.odt#ScID:7%7Cregion">8</text:a> (Ch 5) Hal talking to the Portmaster </text:p>
      <text:p text:style-name="yWriter_20_mark"><text:a xlink:type="simple" xlink:href="../yw7%20Sample%20Project_manuscript.odt#ScID:8%7Cregion">9</text:a> (Ch 5) Clunk takes call from Hal. Calls Jerling. Fire. </text:p>
      <text:p text:style-name="yWriter_20_mark"><text:a xlink:type="simple" xlink:href="../yw7%20Sample%20Project_manuscript.odt#ScID:9%7Cregion">10</text:a> (Ch 6) Clunk calls, the landing field is on fire. Hal tells him to sit tight. </text:p>
      <text:p text:style-name="yWriter_20_mark_20_unused">12 (Ch 7) New Scene (Unused) </text:p>
      <text:p text:style-name="yWriter_20_mark"><text:a xlink:type="simple" xlink:href="../yw7%20Sample%20Project_manuscript.odt#ScID:12%7Cregion">13</text:a> (Ch 7) Hal gets to the ship and lifts off. </text:p>
      <text:p text:style-name="yWriter_20_mark"><text:a xlink:type="simple" xlink:href="../yw7%20Sample%20Project_manuscript.odt#ScID:15%7Cregion">14</text:a> (Ch 8) Hal finds Clunk on rope, falls out after him. </text:p>
      <text:p text:style-name="yWriter_20_mark"><text:a xlink:type="simple" xlink:href="../yw7%20Sample%20Project_manuscript.odt#ScID:17%7Cregion">15</text:a> (Ch 9) Climb up rope to safety. Back in ship for hyperspace. </text:p>
      <text:p text:style-name="yWriter_20_mark"><text:a xlink:type="simple" xlink:href="../yw7%20Sample%20Project_manuscript.odt#ScID:22%7Cregion">17</text:a> (Ch 11) Exits the ship to meet Bevan </text:p>
      <text:p text:style-name="yWriter_20_mark"><text:a xlink:type="simple" xlink:href="../yw7%20Sample%20Project_manuscript.odt#ScID:25%7Cregion">18</text:a> (Ch 12) Getting food out. Frozen puddings. </text:p>
      <text:p text:style-name="yWriter_20_mark"><text:a xlink:type="simple" xlink:href="../yw7%20Sample%20Project_manuscript.odt#ScID:27%7Cregion">19</text:a> (Ch 12) Says goodbye to Clunk </text:p>
      <text:p text:style-name="yWriter_20_mark"><text:a xlink:type="simple" xlink:href="../yw7%20Sample%20Project_manuscript.odt#ScID:29%7Cregion">20</text:a> (Ch 13) Hal depressed. No escape from here. </text:p>
      <text:p text:style-name="yWriter_20_mark"><text:a xlink:type="simple" xlink:href="../yw7%20Sample%20Project_manuscript.odt#ScID:31%7Cregion">21</text:a> (Ch 13) Lighten the ship. Preparing for liftoff. </text:p>
      <text:p text:style-name="yWriter_20_mark_20_notes">23 (Ch 15) Notes about the chapter (Notes) </text:p>
      <text:p text:style-name="yWriter_20_mark_20_todo">30 (Ch 18) Missing in this chapter (ToDo) </text:p>
      <text:p text:style-name="yWriter_20_mark"><text:a xlink:type="simple" xlink:href="../yw7%20Sample%20Project_manuscript.odt#ScID:53%7Cregion">32</text:a> (Ch 19) Hal buys food </text:p>
      <text:p text:style-name="yWriter_20_mark"><text:a xlink:type="simple" xlink:href="../yw7%20Sample%20Project_manuscript.odt#ScID:57%7Cregion">34</text:a> (Ch 20) Hal about to hyperspace. </text:p>
      <text:p text:style-name="yWriter_20_mark"><text:a xlink:type="simple" xlink:href="../yw7%20Sample%20Project_manuscript.odt#ScID:60%7Cregion">35</text:a> (Ch 21) Hal gets real Jerling's call. Has to get cargo and robot <text:soft-page-break/>back. </text:p>
      <text:p text:style-name="yWriter_20_mark"><text:a xlink:type="simple" xlink:href="../yw7%20Sample%20Project_manuscript.odt#ScID:62%7Cregion">36</text:a> (Ch 21) Hal sets course for Forg. </text:p>
      <text:p text:style-name="yWriter_20_mark"><text:a xlink:type="simple" xlink:href="../yw7%20Sample%20Project_manuscript.odt#ScID:64%7Cregion">37</text:a> (Ch 21) Land on Forg, in rubbish. </text:p>
      <text:p text:style-name="yWriter_20_mark"><text:a xlink:type="simple" xlink:href="../yw7%20Sample%20Project_manuscript.odt#ScID:66%7Cregion">38</text:a> (Ch 22) Hal rents a car in Jerling's name and heads towards Forgberg and the Casino. </text:p>
      <text:p text:style-name="yWriter_20_mark"><text:a xlink:type="simple" xlink:href="../yw7%20Sample%20Project_manuscript.odt#ScID:68%7Cregion">39</text:a> (Ch 22) Hal after almost running Clunk down. Picks him up. </text:p>
      <text:p text:style-name="yWriter_20_mark"><text:a xlink:type="simple" xlink:href="../yw7%20Sample%20Project_manuscript.odt#ScID:71%7Cregion">40</text:a> (Ch 23) Find car, go to find clothes. </text:p>
      <text:p text:style-name="yWriter_20_mark"><text:a xlink:type="simple" xlink:href="../yw7%20Sample%20Project_manuscript.odt#ScID:74%7Cregion">41</text:a> (Ch 24) Hal sells Clunk </text:p>
      <text:p text:style-name="yWriter_20_mark"><text:a xlink:type="simple" xlink:href="../yw7%20Sample%20Project_manuscript.odt#ScID:77%7Cregion">42</text:a> (Ch 25) Hal annoyed at Clunk for buying only the best. </text:p>
      <text:p text:style-name="yWriter_20_mark"><text:a xlink:type="simple" xlink:href="../yw7%20Sample%20Project_manuscript.odt#ScID:81%7Cregion">44</text:a> (Ch 25) Sitting on the steps, battered and bruised. Limo arrives for Karl. </text:p>
      <text:p text:style-name="yWriter_20_mark"><text:a xlink:type="simple" xlink:href="../yw7%20Sample%20Project_manuscript.odt#ScID:101%7Cregion">52</text:a> (Ch 30) Hal and Clunk fleeing in Gull </text:p>
      <text:p text:style-name="yWriter_20_mark"><text:a xlink:type="simple" xlink:href="../yw7%20Sample%20Project_manuscript.odt#ScID:103%7Cregion">53</text:a> (Ch 30) Clunk wants to throw stuff at the flyer </text:p>
      <text:p text:style-name="yWriter_20_mark"><text:a xlink:type="simple" xlink:href="../yw7%20Sample%20Project_manuscript.odt#ScID:105%7Cregion">54</text:a> (Ch 30) Hal fetches the puddings. </text:p>
      <text:p text:style-name="yWriter_20_mark"><text:a xlink:type="simple" xlink:href="../yw7%20Sample%20Project_manuscript.odt#ScID:108%7Cregion">55</text:a> (Ch 31) Hal yells at Jerling, then cargo arrives on truck. </text:p>
      <text:p text:style-name="yWriter_20_mark"><text:a xlink:type="simple" xlink:href="../yw7%20Sample%20Project_manuscript.odt#ScID:112%7Cregion">57</text:a> (Ch 31) Karl bursts in, armed. </text:p>
      <text:p text:style-name="yWriter_20_mark"><text:a xlink:type="simple" xlink:href="../yw7%20Sample%20Project_manuscript.odt#ScID:114%7Cregion">58</text:a> (Ch 32) Terry ties Hal in hold, leaves back doors open. </text:p>
      <text:p text:style-name="yWriter_20_mark"><text:a xlink:type="simple" xlink:href="../yw7%20Sample%20Project_manuscript.odt#ScID:116%7Cregion">59</text:a> (Ch 32) Hal dodges Brutus, escapes the hold. </text:p>
      <text:p text:style-name="yWriter_20_mark_20_unused">61 (Ch 34) New Scene (Unused) </text:p>
      <text:h text:style-name="Heading_20_2" text:outline-level="2">Scenes with Character Jerling:</text:h>
      <text:p text:style-name="yWriter_20_mark"><text:a xlink:type="simple" xlink:href="../yw7%20Sample%20Project_manuscript.odt#ScID:2%7Cregion">3</text:a> (Ch 3) Jerling buys team. Discusses Seraph. </text:p>
      <text:p text:style-name="yWriter_20_mark"><text:a xlink:type="simple" xlink:href="../yw7%20Sample%20Project_manuscript.odt#ScID:3%7Cregion">4</text:a> (Ch 3) Hal takes a call from Jerling </text:p>
      <text:p text:style-name="yWriter_20_mark"><text:a xlink:type="simple" xlink:href="../yw7%20Sample%20Project_manuscript.odt#ScID:8%7Cregion">9</text:a> (Ch 5) Clunk takes call from Hal. Calls Jerling. Fire. </text:p>
      <text:h text:style-name="Heading_20_2" text:outline-level="2">Scenes with Character Clunk:</text:h>
      <text:p text:style-name="yWriter_20_mark"><text:a xlink:type="simple" xlink:href="../yw7%20Sample%20Project_manuscript.odt#ScID:4%7Cregion">5</text:a> (Ch 4) Clunk arrives </text:p>
      <text:p text:style-name="yWriter_20_mark"><text:a xlink:type="simple" xlink:href="../yw7%20Sample%20Project_manuscript.odt#ScID:6%7Cregion">7</text:a> (Ch 5) Clunk checking computer for Incubots. </text:p>
      <text:p text:style-name="yWriter_20_mark"><text:soft-page-break/><text:a xlink:type="simple" xlink:href="../yw7%20Sample%20Project_manuscript.odt#ScID:8%7Cregion">9</text:a> (Ch 5) Clunk takes call from Hal. Calls Jerling. Fire. </text:p>
      <text:p text:style-name="yWriter_20_mark"><text:a xlink:type="simple" xlink:href="../yw7%20Sample%20Project_manuscript.odt#ScID:9%7Cregion">10</text:a> (Ch 6) Clunk calls, the landing field is on fire. Hal tells him to sit tight. </text:p>
      <text:p text:style-name="yWriter_20_mark"><text:a xlink:type="simple" xlink:href="../yw7%20Sample%20Project_manuscript.odt#ScID:10%7Cregion">11</text:a> (Ch 6) Clunk fighting the fire, ends up face-down </text:p>
      <text:p text:style-name="yWriter_20_mark"><text:a xlink:type="simple" xlink:href="../yw7%20Sample%20Project_manuscript.odt#ScID:43%7Cregion">26</text:a> (Ch 17) Clunk slips out the back. </text:p>
      <text:p text:style-name="yWriter_20_mark"><text:a xlink:type="simple" xlink:href="../yw7%20Sample%20Project_manuscript.odt#ScID:47%7Cregion">28</text:a> (Ch 18) Clunk in orbit </text:p>
      <text:p text:style-name="yWriter_20_mark"><text:a xlink:type="simple" xlink:href="../yw7%20Sample%20Project_manuscript.odt#ScID:49%7Cregion">29</text:a> (Ch 18) Clunk uses cylinder </text:p>
      <text:p text:style-name="yWriter_20_mark"><text:a xlink:type="simple" xlink:href="../yw7%20Sample%20Project_manuscript.odt#ScID:79%7Cregion">43</text:a> (Ch 25) Clunk gambling. Fight with human couple. </text:p>
      <text:p text:style-name="yWriter_20_mark"><text:a xlink:type="simple" xlink:href="../yw7%20Sample%20Project_manuscript.odt#ScID:84%7Cregion">45</text:a> (Ch 26) Clunk travelling on the back of Karl's limo </text:p>
      <text:p text:style-name="yWriter_20_mark"><text:a xlink:type="simple" xlink:href="../yw7%20Sample%20Project_manuscript.odt#ScID:86%7Cregion">46</text:a> (Ch 26) Clunk sees Hal catching up again. Limo stops. </text:p>
      <text:p text:style-name="yWriter_20_mark"><text:a xlink:type="simple" xlink:href="../yw7%20Sample%20Project_manuscript.odt#ScID:89%7Cregion">47</text:a> (Ch 27) Clunk uploads the Navcom into the ship. </text:p>
      <text:p text:style-name="yWriter_20_mark"><text:a xlink:type="simple" xlink:href="../yw7%20Sample%20Project_manuscript.odt#ScID:92%7Cregion">48</text:a> (Ch 28) The shop robots want Clunk to escape with them. Mention Hal's capture. </text:p>
      <text:p text:style-name="yWriter_20_mark"><text:a xlink:type="simple" xlink:href="../yw7%20Sample%20Project_manuscript.odt#ScID:94%7Cregion">49</text:a> (Ch 28) Clunk steals armoured car, drives it into the house. </text:p>
      <text:p text:style-name="yWriter_20_mark"><text:a xlink:type="simple" xlink:href="../yw7%20Sample%20Project_manuscript.odt#ScID:110%7Cregion">56</text:a> (Ch 31) Clunk outside, depressed. </text:p>
      <text:h text:style-name="Heading_20_2" text:outline-level="2">Scenes with Character Vurdi:</text:h>
      <text:p text:style-name="yWriter_20_mark"><text:a xlink:type="simple" xlink:href="../yw7%20Sample%20Project_manuscript.odt#ScID:1%7Cregion">2</text:a> (Ch 2) Meet Hal, threatened by Vurdi </text:p>
      <text:h text:style-name="Heading_20_2" text:outline-level="2">Scenes with Character Farrell:</text:h>
      <text:p text:style-name="yWriter_20_mark"><text:a xlink:type="simple" xlink:href="../yw7%20Sample%20Project_manuscript.odt#ScID:19%7Cregion">16</text:a> (Ch 10) In his office. Gordon OKs the deal </text:p>
      <text:p text:style-name="yWriter_20_mark"><text:a xlink:type="simple" xlink:href="../yw7%20Sample%20Project_manuscript.odt#ScID:34%7Cregion">22</text:a> (Ch 14) Karl and Terry awaiting Hal. They take a call from their spy, intercept is at the orbiter. </text:p>
      <text:p text:style-name="yWriter_20_mark"><text:a xlink:type="simple" xlink:href="../yw7%20Sample%20Project_manuscript.odt#ScID:38%7Cregion">24</text:a> (Ch 16) Karl waiting impatiently </text:p>
      <text:p text:style-name="yWriter_20_mark"><text:a xlink:type="simple" xlink:href="../yw7%20Sample%20Project_manuscript.odt#ScID:40%7Cregion">25</text:a> (Ch 16) Karl and Terry confused about 'Chunk' </text:p>
      <text:p text:style-name="yWriter_20_mark"><text:a xlink:type="simple" xlink:href="../yw7%20Sample%20Project_manuscript.odt#ScID:45%7Cregion">27</text:a> (Ch 17) Karl and Terry waiting. </text:p>
      <text:p text:style-name="yWriter_20_mark"><text:a xlink:type="simple" xlink:href="../yw7%20Sample%20Project_manuscript.odt#ScID:55%7Cregion">33</text:a> (Ch 20) Karl leaves a note, takes Clunk. </text:p>
      <text:p text:style-name="yWriter_20_mark"><text:a xlink:type="simple" xlink:href="../yw7%20Sample%20Project_manuscript.odt#ScID:96%7Cregion">50</text:a> (Ch 29) Karl and Terry take the limo </text:p>
      <text:p text:style-name="yWriter_20_mark"><text:soft-page-break/><text:a xlink:type="simple" xlink:href="../yw7%20Sample%20Project_manuscript.odt#ScID:98%7Cregion">51</text:a> (Ch 29) Karl and Terry overtake and head for Spaceport. Looking for Volante. </text:p>
      <text:p text:style-name="yWriter_20_mark"><text:a xlink:type="simple" xlink:href="../yw7%20Sample%20Project_manuscript.odt#ScID:119%7Cregion">60</text:a> (Ch 33) Black Gull hyperspaces to oblivion </text:p>
      <text:h text:style-name="Heading_20_2" text:outline-level="2">Scenes with Character Terry:</text:h>
      <text:p text:style-name="yWriter_20_mark"><text:a xlink:type="simple" xlink:href="../yw7%20Sample%20Project_manuscript.odt#ScID:51%7Cregion">31</text:a> (Ch 19) Terry places the 'bomb' </text:p>
      <text:h text:style-name="Heading_20_2" text:outline-level="2">Scenes with Character Carina:</text:h>
      <text:p text:style-name="yWriter_20_mark"><text:a xlink:type="simple" xlink:href="../yw7%20Sample%20Project_manuscript.odt#ScID:2%7Cregion">3</text:a> (Ch 3) Jerling buys team. Discusses Seraph. </text:p>
      <text:h text:style-name="Heading_20_2" text:outline-level="2">Scenes with Character Navcom:</text:h>
      <text:p text:style-name="yWriter_20_mark"><text:a xlink:type="simple" xlink:href="../yw7%20Sample%20Project_manuscript.odt#ScID:1%7Cregion">2</text:a> (Ch 2) Meet Hal, threatened by Vurdi </text:p>
      <text:p text:style-name="yWriter_20_mark"><text:a xlink:type="simple" xlink:href="../yw7%20Sample%20Project_manuscript.odt#ScID:3%7Cregion">4</text:a> (Ch 3) Hal takes a call from Jerling </text:p>
      <text:p text:style-name="yWriter_20_mark"><text:a xlink:type="simple" xlink:href="../yw7%20Sample%20Project_manuscript.odt#ScID:4%7Cregion">5</text:a> (Ch 4) Clunk arrives </text:p>
      <text:p text:style-name="yWriter_20_mark"><text:a xlink:type="simple" xlink:href="../yw7%20Sample%20Project_manuscript.odt#ScID:6%7Cregion">7</text:a> (Ch 5) Clunk checking computer for Incubots. </text:p>
      <text:p text:style-name="yWriter_20_mark"><text:a xlink:type="simple" xlink:href="../yw7%20Sample%20Project_manuscript.odt#ScID:8%7Cregion">9</text:a> (Ch 5) Clunk takes call from Hal. Calls Jerling. Fire. </text:p>
      <text:p text:style-name="yWriter_20_mark"><text:a xlink:type="simple" xlink:href="../yw7%20Sample%20Project_manuscript.odt#ScID:10%7Cregion">11</text:a> (Ch 6) Clunk fighting the fire, ends up face-down </text:p>
      <text:h text:style-name="Heading_20_2" text:outline-level="2">Scenes with Character Brutus:</text:h>
      <text:p text:style-name="yWriter_20_mark"><text:a xlink:type="simple" xlink:href="../yw7%20Sample%20Project_manuscript.odt#ScID:1%7Cregion">2</text:a> (Ch 2) Meet Hal, threatened by Vurdi </text:p>
      <text:h text:style-name="Heading_20_2" text:outline-level="2">Scenes with Character Portmaster:</text:h>
      <text:p text:style-name="yWriter_20_mark"><text:a xlink:type="simple" xlink:href="../yw7%20Sample%20Project_manuscript.odt#ScID:7%7Cregion">8</text:a> (Ch 5) Hal talking to the Portmaster </text:p>
      <text:p text:style-name="yWriter_20_mark"><text:a xlink:type="simple" xlink:href="../yw7%20Sample%20Project_manuscript.odt#ScID:9%7Cregion">10</text:a> (Ch 6) Clunk calls, the landing field is on fire. Hal tells him to sit tight. </text:p>
      <text:h text:style-name="Heading_20_2" text:outline-level="2"><text:soft-page-break/>Scenes with Location Black Gull:</text:h>
      <text:p text:style-name="yWriter_20_mark"><text:a xlink:type="simple" xlink:href="../yw7%20Sample%20Project_manuscript.odt#ScID:1%7Cregion">2</text:a> (Ch 2) Meet Hal, threatened by Vurdi </text:p>
      <text:p text:style-name="yWriter_20_mark"><text:a xlink:type="simple" xlink:href="../yw7%20Sample%20Project_manuscript.odt#ScID:3%7Cregion">4</text:a> (Ch 3) Hal takes a call from Jerling </text:p>
      <text:p text:style-name="yWriter_20_mark"><text:a xlink:type="simple" xlink:href="../yw7%20Sample%20Project_manuscript.odt#ScID:4%7Cregion">5</text:a> (Ch 4) Clunk arrives </text:p>
      <text:p text:style-name="yWriter_20_mark"><text:a xlink:type="simple" xlink:href="../yw7%20Sample%20Project_manuscript.odt#ScID:6%7Cregion">7</text:a> (Ch 5) Clunk checking computer for Incubots. </text:p>
      <text:p text:style-name="yWriter_20_mark"><text:a xlink:type="simple" xlink:href="../yw7%20Sample%20Project_manuscript.odt#ScID:8%7Cregion">9</text:a> (Ch 5) Clunk takes call from Hal. Calls Jerling. Fire. </text:p>
      <text:h text:style-name="Heading_20_2" text:outline-level="2">Scenes with Location Lamira Spaceport:</text:h>
      <text:p text:style-name="yWriter_20_mark"><text:a xlink:type="simple" xlink:href="../yw7%20Sample%20Project_manuscript.odt#ScID:1%7Cregion">2</text:a> (Ch 2) Meet Hal, threatened by Vurdi </text:p>
      <text:p text:style-name="yWriter_20_mark"><text:a xlink:type="simple" xlink:href="../yw7%20Sample%20Project_manuscript.odt#ScID:5%7Cregion">6</text:a> (Ch 5) Hal going to port control </text:p>
      <text:h text:style-name="Heading_20_2" text:outline-level="2">Scenes with Location Planet Forg:</text:h>
      <text:p text:style-name="yWriter_20_mark"><text:a xlink:type="simple" xlink:href="../yw7%20Sample%20Project_manuscript.odt#ScID:2%7Cregion">3</text:a> (Ch 3) Jerling buys team. Discusses Seraph. </text:p>
      <text:h text:style-name="Heading_20_2" text:outline-level="2">Scenes with Location Jerling Enterprises:</text:h>
      <text:p text:style-name="yWriter_20_mark"><text:a xlink:type="simple" xlink:href="../yw7%20Sample%20Project_manuscript.odt#ScID:2%7Cregion">3</text:a> (Ch 3) Jerling buys team. Discusses Seraph. </text:p>
      <text:h text:style-name="Heading_20_2" text:outline-level="2">Scenes with Item Chessboard:</text:h>
      <text:p text:style-name="yWriter_20_mark"><text:a xlink:type="simple" xlink:href="../yw7%20Sample%20Project_manuscript.odt#ScID:1%7Cregion">2</text:a> (Ch 2) Meet Hal, threatened by Vurdi </text:p>
      <text:h text:style-name="Heading_20_2" text:outline-level="2">Scenes with Item Fire extinguisher:</text:h>
      <text:p text:style-name="yWriter_20_mark"><text:a xlink:type="simple" xlink:href="../yw7%20Sample%20Project_manuscript.odt#ScID:8%7Cregion">9</text:a> (Ch 5) Clunk takes call from Hal. Calls Jerling. Fire. </text:p>
      <text:h text:style-name="Heading_20_2" text:outline-level="2"><text:soft-page-break/>Scenes tagged Beginning:</text:h>
      <text:p text:style-name="yWriter_20_mark"><text:a xlink:type="simple" xlink:href="../yw7%20Sample%20Project_manuscript.odt#ScID:1%7Cregion">2</text:a> (Ch 2) Meet Hal, threatened by Vurdi </text:p>
      <text:h text:style-name="Heading_20_2" text:outline-level="2">Scenes tagged Plot Point:</text:h>
      <text:p text:style-name="yWriter_20_mark"><text:a xlink:type="simple" xlink:href="../yw7%20Sample%20Project_manuscript.odt#ScID:1%7Cregion">2</text:a> (Ch 2) Meet Hal, threatened by Vurdi </text:p>
      <text:p text:style-name="yWriter_20_mark"><text:a xlink:type="simple" xlink:href="../yw7%20Sample%20Project_manuscript.odt#ScID:17%7Cregion">15</text:a> (Ch 9) Climb up rope to safety. Back in ship for hyperspace. </text:p>
      <text:h text:style-name="Heading_20_2" text:outline-level="2">Scenes tagged Annotation:</text:h>
      <text:p text:style-name="yWriter_20_mark_20_notes">23 (Ch 15) Notes about the chapter (Notes) </text:p>
      <text:h text:style-name="Heading_20_2" text:outline-level="2">Scenes tagged Agenda:</text:h>
      <text:p text:style-name="yWriter_20_mark_20_todo">30 (Ch 18) Missing in this chapter (ToDo) </text:p>
      <text:h text:style-name="Heading_20_2" text:outline-level="2">Characters tagged hero:</text:h>
      <text:p text:style-name="Text_20_body"><text:a xlink:type="simple" xlink:href="../yw7%20Sample%20Project_characters.odt#CrID:1%7Cregion">Hal</text:a> Hal Spacejock </text:p>
      <text:h text:style-name="Heading_20_2" text:outline-level="2">Characters tagged pilot:</text:h>
      <text:p text:style-name="Text_20_body"><text:a xlink:type="simple" xlink:href="../yw7%20Sample%20Project_characters.odt#CrID:1%7Cregion">Hal</text:a> Hal Spacejock </text:p>
      <text:h text:style-name="Heading_20_2" text:outline-level="2">Characters tagged businessman:</text:h>
      <text:p text:style-name="Text_20_body"><text:a xlink:type="simple" xlink:href="../yw7%20Sample%20Project_characters.odt#CrID:2%7Cregion">Jerling</text:a> Walter Jerling </text:p>
      <text:p text:style-name="Text_20_body"><text:a xlink:type="simple" xlink:href="../yw7%20Sample%20Project_characters.odt#CrID:4%7Cregion">Vurdi</text:a> Vurdi Makalukar </text:p>
      <text:p text:style-name="Text_20_body"><text:a xlink:type="simple" xlink:href="../yw7%20Sample%20Project_characters.odt#CrID:5%7Cregion">Farrell</text:a> Farrell Hinchfig </text:p>
      <text:p text:style-name="Text_20_body"><text:soft-page-break/><text:a xlink:type="simple" xlink:href="../yw7%20Sample%20Project_characters.odt#CrID:9%7Cregion">Gordon</text:a> Gordon Hinchfig </text:p>
      <text:h text:style-name="Heading_20_2" text:outline-level="2">Characters tagged robot:</text:h>
      <text:p text:style-name="Text_20_body"><text:a xlink:type="simple" xlink:href="../yw7%20Sample%20Project_characters.odt#CrID:3%7Cregion">Clunk</text:a> Clunk XG99 </text:p>
      <text:p text:style-name="Text_20_body"><text:a xlink:type="simple" xlink:href="../yw7%20Sample%20Project_characters.odt#CrID:11%7Cregion">Brutus</text:a> </text:p>
      <text:h text:style-name="Heading_20_2" text:outline-level="2">Characters tagged smart:</text:h>
      <text:p text:style-name="Text_20_body"><text:a xlink:type="simple" xlink:href="../yw7%20Sample%20Project_characters.odt#CrID:3%7Cregion">Clunk</text:a> Clunk XG99 </text:p>
      <text:p text:style-name="Text_20_body"><text:a xlink:type="simple" xlink:href="../yw7%20Sample%20Project_characters.odt#CrID:7%7Cregion">Carina</text:a> Carina Rinoret </text:p>
      <text:p text:style-name="Text_20_body"><text:a xlink:type="simple" xlink:href="../yw7%20Sample%20Project_characters.odt#CrID:9%7Cregion">Gordon</text:a> Gordon Hinchfig </text:p>
      <text:h text:style-name="Heading_20_2" text:outline-level="2">Characters tagged engineer:</text:h>
      <text:p text:style-name="Text_20_body"><text:a xlink:type="simple" xlink:href="../yw7%20Sample%20Project_characters.odt#CrID:8%7Cregion">Mike</text:a> </text:p>
      <text:h text:style-name="Heading_20_2" text:outline-level="2">Characters tagged evil:</text:h>
      <text:p text:style-name="Text_20_body"><text:a xlink:type="simple" xlink:href="../yw7%20Sample%20Project_characters.odt#CrID:11%7Cregion">Brutus</text:a> </text:p>
      <text:h text:style-name="Heading_20_2" text:outline-level="2">Characters tagged good guy:</text:h>
      <text:p text:style-name="Text_20_body"><text:a xlink:type="simple" xlink:href="../yw7%20Sample%20Project_characters.odt#CrID:12%7Cregion">Portmaster</text:a> Portmaster Linten </text:p>
      <text:h text:style-name="Heading_20_2" text:outline-level="2">Locations tagged Space ship:</text:h>
      <text:p text:style-name="Text_20_body"><text:a xlink:type="simple" xlink:href="../yw7%20Sample%20Project_locations.odt#LcID:1%7Cregion">Black Gull</text:a> </text:p>
      <text:h text:style-name="Heading_20_2" text:outline-level="2"><text:soft-page-break/>Locations tagged freighter:</text:h>
      <text:p text:style-name="Text_20_body"><text:a xlink:type="simple" xlink:href="../yw7%20Sample%20Project_locations.odt#LcID:1%7Cregion">Black Gull</text:a> </text:p>
      <text:h text:style-name="Heading_20_2" text:outline-level="2">Locations tagged Port:</text:h>
      <text:p text:style-name="Text_20_body"><text:a xlink:type="simple" xlink:href="../yw7%20Sample%20Project_locations.odt#LcID:2%7Cregion">Lamira Spaceport</text:a> </text:p>
      <text:h text:style-name="Heading_20_2" text:outline-level="2">Locations tagged Forg:</text:h>
      <text:p text:style-name="Text_20_body"><text:a xlink:type="simple" xlink:href="../yw7%20Sample%20Project_locations.odt#LcID:2%7Cregion">Lamira Spaceport</text:a> </text:p>
      <text:p text:style-name="Text_20_body"><text:a xlink:type="simple" xlink:href="../yw7%20Sample%20Project_locations.odt#LcID:4%7Cregion">Jerling Enterprises</text:a> </text:p>
      <text:h text:style-name="Heading_20_2" text:outline-level="2">Locations tagged Planet:</text:h>
      <text:p text:style-name="Text_20_body"><text:a xlink:type="simple" xlink:href="../yw7%20Sample%20Project_locations.odt#LcID:3%7Cregion">Planet Forg</text:a> </text:p>
      <text:h text:style-name="Heading_20_2" text:outline-level="2">Locations tagged Company:</text:h>
      <text:p text:style-name="Text_20_body"><text:a xlink:type="simple" xlink:href="../yw7%20Sample%20Project_locations.odt#LcID:4%7Cregion">Jerling Enterprises</text:a> </text:p>
      <text:h text:style-name="Heading_20_2" text:outline-level="2">Items tagged Game:</text:h>
      <text:p text:style-name="Text_20_body"><text:a xlink:type="simple" xlink:href="../yw7%20Sample%20Project_items.odt#ItrID:1%7Cregion">Chessboard</text:a> </text:p>
      <text:h text:style-name="Heading_20_2" text:outline-level="2">Items tagged Challenge:</text:h>
      <text:p text:style-name="Text_20_body"><text:a xlink:type="simple" xlink:href="../yw7%20Sample%20Project_items.odt#ItrID:1%7Cregion">Chessboard</text:a> </text:p>
      <text:h text:style-name="Heading_20_2" text:outline-level="2"><text:soft-page-break/>Items tagged necessary:</text:h>
      <text:p text:style-name="Text_20_body"><text:a xlink:type="simple" xlink:href="../yw7%20Sample%20Project_items.odt#ItrID:3%7Cregion">Pocket lint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Courier New" svg:font-family="'Courier New'" style:font-adornments="Standard" style:font-family-generic="modern" style:font-pitch="fixed"/>
    <style:font-face style:name="Segoe UI" svg:font-family="'Segoe UI'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de" fo:country="DE" style:letter-kerning="true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de" fo:country="DE" style:letter-kerning="true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New" fo:font-size="12pt" fo:font-weight="normal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List" style:family="paragraph" style:parent-style-name="Text_20_body" style:class="list">
      <style:text-properties fo:font-weight="normal"/>
    </style:style>
    <style:style style:name="Caption" style:family="paragraph" style:parent-style-name="Standard" style:class="extra">
      <style:paragraph-properties fo:margin-top="0.212cm" fo:margin-bottom="0.212cm"/>
    </style:style>
    <style:style style:name="Table" style:family="paragraph" style:parent-style-name="Caption" style:class="extra"/>
    <style:style style:name="Index" style:family="paragraph" style:parent-style-name="Standard" style:class="index"/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73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73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Heading_20_5" style:display-name="Heading 5" style:family="paragraph" style:parent-style-name="Heading" style:next-style-name="Text_20_body" style:default-outline-level="5" style:list-style-name="" style:class="text"/>
    <style:style style:name="Heading_20_6" style:display-name="Heading 6" style:family="paragraph" style:parent-style-name="Heading" style:next-style-name="Text_20_body" style:default-outline-level="6" style:list-style-name="" style:class="text"/>
    <style:style style:name="Quotations" style:family="paragraph" style:parent-style-name="Text_20_body" style:class="html" style:master-page-name="">
      <style:paragraph-properties fo:margin="100%" fo:margin-left="0.499cm" fo:margin-right="0.499cm" fo:margin-top="0cm" fo:margin-bottom="0.499cm" fo:text-indent="0cm" style:auto-text-indent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/>
      <style:text-properties fo:font-size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/>
    </style:style>
    <style:style style:name="First_20_line_20_indent" style:display-name="First line indent" style:family="paragraph" style:parent-style-name="Text_20_body" style:class="text" style:master-page-name="">
      <style:paragraph-properties fo:margin="100%" fo:margin-left="0cm" fo:margin-right="0cm" fo:margin-top="0cm" fo:margin-bottom="0cm" fo:text-indent="0.499cm" style:auto-text-indent="false" style:page-number="auto"/>
    </style:style>
    <style:style style:name="Heading_20_7" style:display-name="Heading 7" style:family="paragraph" style:parent-style-name="Heading" style:next-style-name="Text_20_body" style:default-outline-level="7" style:list-style-name="" style:class="text"/>
    <style:style style:name="Heading_20_8" style:display-name="Heading 8" style:family="paragraph" style:parent-style-name="Heading" style:next-style-name="Text_20_body" style:default-outline-level="8" style:list-style-name="" style:class="text"/>
    <style:style style:name="Heading_20_9" style:display-name="Heading 9" style:family="paragraph" style:parent-style-name="Heading" style:next-style-name="Text_20_body" style:default-outline-level="9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Title" style:family="paragraph" style:parent-style-name="Standard" style:next-style-name="Subtitle" style:class="chapter" style:master-page-name="">
      <style:paragraph-properties fo:margin-top="0cm" fo:margin-bottom="0.73cm" fo:text-align="center" style:justify-single-word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letter-spacing="normal" fo:font-weight="normal" style:letter-kerning="false"/>
    </style:style>
    <style:style style:name="Subtitle" style:family="paragraph" style:parent-style-name="Title" style:class="chapter" style:master-page-name="">
      <style:paragraph-properties fo:margin-top="0cm" fo:margin-bottom="0.73cm" style:page-number="auto"/>
      <style:text-properties fo:font-variant="normal" fo:text-transform="none" fo:letter-spacing="normal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Numbering_20_1_20_Start" style:display-name="Numbering 1 Start" style:family="paragraph" style:parent-style-name="List" style:class="list">
      <style:paragraph-properties fo:margin="100%"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="100%" fo:margin-left="0.499cm" fo:margin-right="0cm" fo:margin-top="0cm" fo:margin-bottom="0.212cm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="100%"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="100%" fo:margin-left="0.499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="100%" fo:margin-left="0.998cm" fo:margin-right="0cm" fo:margin-top="0.423cm" fo:margin-bottom="0.212cm" fo:text-indent="-0.499cm" style:auto-text-indent="false"/>
    </style:style>
    <style:style style:name="Numbering_20_2" style:display-name="Numbering 2" style:family="paragraph" style:parent-style-name="List" style:class="list">
      <style:paragraph-properties fo:margin="100%" fo:margin-left="0.998cm" fo:margin-right="0cm" fo:margin-top="0cm" fo:margin-bottom="0.212cm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="100%" fo:margin-left="0.998cm" fo:margin-right="0cm" fo:margin-top="0cm" fo:margin-bottom="0.423cm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0.998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498cm" fo:margin-right="0cm" fo:margin-top="0.423cm" fo:margin-bottom="0.212cm" fo:text-indent="-0.499cm" style:auto-text-indent="false"/>
    </style:style>
    <style:style style:name="Numbering_20_3" style:display-name="Numbering 3" style:family="paragraph" style:parent-style-name="List" style:class="list">
      <style:paragraph-properties fo:margin="100%" fo:margin-left="1.498cm" fo:margin-right="0cm" fo:margin-top="0cm" fo:margin-bottom="0.212cm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="100%" fo:margin-left="1.498cm" fo:margin-right="0cm" fo:margin-top="0cm" fo:margin-bottom="0.423cm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498cm" fo:margin-right="0cm" fo:margin-top="0cm" fo:margin-bottom="0.212cm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="100%" fo:margin-left="1.997cm" fo:margin-right="0cm" fo:margin-top="0.423cm" fo:margin-bottom="0.212cm" fo:text-indent="-0.499cm" style:auto-text-indent="false"/>
    </style:style>
    <style:style style:name="Numbering_20_4" style:display-name="Numbering 4" style:family="paragraph" style:parent-style-name="List" style:class="list">
      <style:paragraph-properties fo:margin="100%" fo:margin-left="1.997cm" fo:margin-right="0cm" fo:margin-top="0cm" fo:margin-bottom="0.212cm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="100%" fo:margin-left="1.997cm" fo:margin-right="0cm" fo:margin-top="0cm" fo:margin-bottom="0.423cm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="100%" fo:margin-left="1.997cm" fo:margin-right="0cm" fo:margin-top="0cm" fo:margin-bottom="0.212cm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="100%" fo:margin-left="2.496cm" fo:margin-right="0cm" fo:margin-top="0.423cm" fo:margin-bottom="0.212cm" fo:text-indent="-0.499cm" style:auto-text-indent="false"/>
    </style:style>
    <style:style style:name="Numbering_20_5" style:display-name="Numbering 5" style:family="paragraph" style:parent-style-name="List" style:class="list">
      <style:paragraph-properties fo:margin="100%" fo:margin-left="2.496cm" fo:margin-right="0cm" fo:margin-top="0cm" fo:margin-bottom="0.212cm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="100%" fo:margin-left="2.496cm" fo:margin-right="0cm" fo:margin-top="0cm" fo:margin-bottom="0.423cm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2.496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="100%"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="100%" fo:margin-left="0.998cm" fo:margin-right="0cm" fo:margin-top="0.423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fo:margin="100%" fo:margin-left="0.998cm" fo:margin-right="0cm" fo:margin-top="0cm" fo:margin-bottom="0.212cm" fo:text-indent="-0.499cm" style:auto-text-indent="false"/>
    </style:style>
    <style:style style:name="List_20_2_20_End" style:display-name="List 2 End" style:family="paragraph" style:parent-style-name="List" style:class="list">
      <style:paragraph-properties fo:margin="100%" fo:margin-left="0.998cm" fo:margin-right="0cm" fo:margin-top="0cm" fo:margin-bottom="0.423cm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="100%" fo:margin-left="0.998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fo:margin="100%" fo:margin-left="1.498cm" fo:margin-right="0cm" fo:margin-top="0.423cm" fo:margin-bottom="0.212cm" fo:text-indent="-0.499cm" style:auto-text-indent="false"/>
    </style:style>
    <style:style style:name="List_20_3" style:display-name="List 3" style:family="paragraph" style:parent-style-name="List" style:class="list">
      <style:paragraph-properties fo:margin="100%" fo:margin-left="1.498cm" fo:margin-right="0cm" fo:margin-top="0cm" fo:margin-bottom="0.212cm" fo:text-indent="-0.499cm" style:auto-text-indent="false"/>
    </style:style>
    <style:style style:name="List_20_3_20_End" style:display-name="List 3 End" style:family="paragraph" style:parent-style-name="List" style:class="list">
      <style:paragraph-properties fo:margin="100%" fo:margin-left="1.498cm" fo:margin-right="0cm" fo:margin-top="0cm" fo:margin-bottom="0.423cm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="100%" fo:margin-left="1.498cm" fo:margin-right="0cm" fo:margin-top="0cm" fo:margin-bottom="0.212cm" fo:text-indent="0cm" style:auto-text-indent="false"/>
    </style:style>
    <style:style style:name="List_20_4_20_Start" style:display-name="List 4 Start" style:family="paragraph" style:parent-style-name="List" style:class="list">
      <style:paragraph-properties fo:margin="100%" fo:margin-left="1.997cm" fo:margin-right="0cm" fo:margin-top="0.423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="100%" fo:margin-left="1.997cm" fo:margin-right="0cm" fo:margin-top="0cm" fo:margin-bottom="0.212cm" fo:text-indent="-0.499cm" style:auto-text-indent="false"/>
    </style:style>
    <style:style style:name="List_20_4_20_End" style:display-name="List 4 End" style:family="paragraph" style:parent-style-name="List" style:class="list">
      <style:paragraph-properties fo:margin="100%" fo:margin-left="1.997cm" fo:margin-right="0cm" fo:margin-top="0cm" fo:margin-bottom="0.423cm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="100%" fo:margin-left="1.997cm" fo:margin-right="0cm" fo:margin-top="0cm" fo:margin-bottom="0.212cm" fo:text-indent="0cm" style:auto-text-indent="false"/>
    </style:style>
    <style:style style:name="List_20_5_20_Start" style:display-name="List 5 Start" style:family="paragraph" style:parent-style-name="List" style:class="list">
      <style:paragraph-properties fo:margin="100%" fo:margin-left="2.496cm" fo:margin-right="0cm" fo:margin-top="0.423cm" fo:margin-bottom="0.212cm" fo:text-indent="-0.499cm" style:auto-text-indent="false"/>
    </style:style>
    <style:style style:name="List_20_5" style:display-name="List 5" style:family="paragraph" style:parent-style-name="List" style:class="list">
      <style:paragraph-properties fo:margin="100%" fo:margin-left="2.496cm" fo:margin-right="0cm" fo:margin-top="0cm" fo:margin-bottom="0.212cm" fo:text-indent="-0.499cm" style:auto-text-indent="false"/>
    </style:style>
    <style:style style:name="List_20_5_20_End" style:display-name="List 5 End" style:family="paragraph" style:parent-style-name="List" style:class="list">
      <style:paragraph-properties fo:margin="100%" fo:margin-left="2.496cm" fo:margin-right="0cm" fo:margin-top="0cm" fo:margin-bottom="0.423cm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="100%" fo:margin-left="2.496cm" fo:margin-right="0cm" fo:margin-top="0cm" fo:margin-bottom="0.212cm" fo:text-indent="0cm" style:auto-text-indent="false"/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 style:master-page-name="">
      <style:paragraph-properties fo:margin-top="0.21cm" fo:margin-bottom="0.21cm" style:page-number="auto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/>
    </style:style>
    <style:style style:name="Sender" style:family="paragraph" style:parent-style-name="Standard" style:class="extra">
      <style:paragraph-properties fo:margin-top="0cm" fo:margin-bottom="0.106cm" fo:line-height="100%" text:number-lines="false" text:line-number="0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3" style:display-name="Index 3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yWriter_20_mark" style:display-name="yWriter mark" style:family="paragraph" style:parent-style-name="Standard" style:next-style-name="Standard" style:class="text">
      <style:text-properties fo:color="#008000" fo:font-size="10pt"/>
    </style:style>
    <style:style style:name="yWriter_20_mark_20_unused" style:display-name="yWriter mark unused" style:family="paragraph" style:parent-style-name="Standard" style:next-style-name="Standard" style:class="text">
      <style:text-properties fo:color="#808080" fo:font-size="10pt"/>
    </style:style>
    <style:style style:name="yWriter_20_mark_20_notes" style:display-name="yWriter mark notes" style:family="paragraph" style:parent-style-name="Standard" style:next-style-name="Standard" style:class="text">
      <style:text-properties fo:color="#0000ff" fo:font-size="10pt"/>
    </style:style>
    <style:style style:name="yWriter_20_mark_20_todo" style:display-name="yWriter mark todo" style:family="paragraph" style:parent-style-name="Standard" style:next-style-name="Standard" style:class="text">
      <style:text-properties fo:color="#b22222"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  <style:style style:name="Citation" style:family="text">
      <style:text-properties fo:font-style="italic"/>
    </style:style>
    <style:style style:name="Teletyp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Line_20_numbering" style:display-name="Line numbering" style:family="text">
      <style:text-properties style:font-name="Courier New" fo:font-size="8pt"/>
    </style:style>
    <style:style style:name="Page_20_Number" style:display-name="Page Number" style:family="text">
      <style:text-properties style:font-name="Courier New" fo:font-size="8pt"/>
    </style:style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Source_20_Text" style:display-name="Source Text" style:family="text"/>
    <style:style style:name="Example" style:family="text"/>
    <style:style style:name="User_20_Entry" style:display-name="User Entry" style:family="text"/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style:vertical-pos="top" style:vertical-rel="baseli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fo:font-family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fo:font-family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fo:font-family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fo:font-family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1cm" fo:margin-left="2.499cm" fo:margin-right="4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1cm" fo:margin-left="2.499cm" fo:margin-right="4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2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 style:next-style-name="Standard"/>
    <style:master-page style:name="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Hal Spacejock book one - Sample yWriter Project</dc:title>
    <dc:description>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</dc:description>
    <dc:subject/>
    <meta:keyword/>
    <meta:initial-creator>Simon Haynes</meta:initial-creator>
    <dc:creator/>
    <meta:creation-date>2021-03-23T10:00:23Z</meta:creation-date>
    <dc:date/>
    <meta:document-statistic meta:table-count="0" meta:image-count="0" meta:object-count="0" meta:page-count="9" meta:paragraph-count="157" meta:word-count="1071" meta:character-count="5858"/>
  </office:meta>
</office:document-meta>
</file>